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>
        <style:tab-stops>
          <style:tab-stop style:position="0in"/>
        </style:tab-stops>
      </style:paragraph-properties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System</text:p>
      <text:p text:style-name="P2"/>
      <text:p text:style-name="P2">Para el facil manejo de archivos se decidió utilizar estructuas muy similares a las que propone POSIX. En las que se tienen fs_nodes con campos que indican todos los datos necesarios que tiene un archivo.</text:p>
      <text:p text:style-name="P2">En la implementacion actual se tiene un array de N iNodes en donde se tienen cargados los archivos utilizados mas recientemente. Cada vez que se quiere consultar un archivo, debe hacerse a traves de una estructura auxiliar “fs_node”. </text:p>
      <text:p text:style-name="P2">Para el manejo de directorios, se utilizó la misma forma de trabajar que en linux, se tiene un iNode con el mak seteado a tipo FS_DIRECTORY y se guardan sus contenidos de texto en tonde se tiene el numeroDeInodo y el nombre del archivo.</text:p>
      <text:p text:style-name="P2">Este FS no presenta limitaciones en cuanto a cantidad de archivos que puede haber dentro de un directorio</text:p>
      <text:p text:style-name="P2"/>
      <text:p text:style-name="P2"/>
      <text:p text:style-name="P2"/>
      <text:p text:style-name="P2"/>
      <text:p text:style-name="P3"></text:p>
      <text:p text:style-name="P3">Interfaz del fs</text:p>
      <text:p text:style-name="P3"/>
      <text:p text:style-name="P2">void fs_init();</text:p>
      <text:p text:style-name="P2"></text:p>
      <text:p text:style-name="P2">Esta funcion inicializa el vector de inodos y decide si un nuevo fs tiene que ser creado o si este ya existe y debe ser levantado del disco.</text:p>
      <text:p text:style-name="P2"></text:p>
      <text:p text:style-name="P2">void fs_getFsNode(fs_node_t* fsNode, u32int inodeNumber);</text:p>
      <text:p text:style-name="P2"></text:p>
      <text:p text:style-name="P2">Para toda operacion sobre un archivo, se necesita el fs_node que representa a ese archivo, ya que es esta estructura la que coniene todos callbacks para realizar operaciones sobre si mismo.</text:p>
      <text:p text:style-name="P2">Los campos de esta estructura contienen el tipo de archivo que es, los permisos, owner, group (entre otras cosas) de acuerdo a la definicion de POSIX. Para obtenerlo se llama a esta funcion y de exititr el inodo inodeNumber se lo guarda en el primer parametro.</text:p>
      <text:p text:style-name="P2"></text:p>
      <text:p text:style-name="P2"></text:p>
      <text:p text:style-name="P2">u32int fs_createFile(u32int parentiNode, char* name, u32int type);</text:p>
      <text:p text:style-name="P2"></text:p>
      <text:p text:style-name="P2">Crea un nuevo arvhivo vacios de tipo y nombre especificados en el directorio parentiNode.</text:p>
      <text:p text:style-name="P2"></text:p>
      <text:p text:style-name="P2">DISCO:</text:p>
      <text:p text:style-name="P2"></text:p>
      <text:p text:style-name="P2">Se creo una capa diskManager para separar la logica de ordenamiento en disco y la comunicacion entre el fs y el disco duro.</text:p>
      <text:p text:style-name="P2">Para poder consultar y modificar la informacion en disco, se decidio trabajar con todos los archivos divididos en blo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onzalo </meta:initial-creator>
    <meta:creation-date>2011-10-31T17:35:46</meta:creation-date>
    <dc:date>2011-10-31T18:11:00</dc:date>
    <dc:creator>gonzalo </dc:creator>
    <meta:editing-duration>PT00H35M15S</meta:editing-duration>
    <meta:editing-cycles>20</meta:editing-cycles>
    <meta:generator>OpenOffice.org/3.2$Unix OpenOffice.org_project/320m12$Build-9483</meta:generator>
    <meta:document-statistic meta:table-count="0" meta:image-count="0" meta:object-count="0" meta:page-count="1" meta:paragraph-count="25" meta:word-count="317" meta:character-count="1891"/>
  </office:meta>
</office:document-meta>
</file>